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c64d6" officeooo:paragraph-rsid="000c64d6"/>
    </style:style>
    <style:style style:name="P2" style:family="paragraph" style:parent-style-name="Text_20_body">
      <style:text-properties officeooo:rsid="000c6cb4" officeooo:paragraph-rsid="000c6cb4"/>
    </style:style>
    <style:style style:name="P3" style:family="paragraph" style:parent-style-name="Text_20_body">
      <style:text-properties officeooo:rsid="000dc146" officeooo:paragraph-rsid="000dc146"/>
    </style:style>
    <style:style style:name="P4" style:family="paragraph" style:parent-style-name="Text_20_body">
      <style:text-properties officeooo:rsid="000dc146" officeooo:paragraph-rsid="000e8e86"/>
    </style:style>
    <style:style style:name="P5" style:family="paragraph" style:parent-style-name="Text_20_body">
      <style:text-properties officeooo:rsid="000e706c" officeooo:paragraph-rsid="000e706c"/>
    </style:style>
    <style:style style:name="P6" style:family="paragraph" style:parent-style-name="Text_20_body">
      <style:text-properties officeooo:rsid="000e8e86" officeooo:paragraph-rsid="000e8e86"/>
    </style:style>
    <style:style style:name="P7" style:family="paragraph" style:parent-style-name="Text_20_body">
      <style:text-properties fo:font-weight="bold" officeooo:rsid="00115b1a" officeooo:paragraph-rsid="00115b1a" style:font-weight-asian="bold" style:font-weight-complex="bold"/>
    </style:style>
    <style:style style:name="P8" style:family="paragraph" style:parent-style-name="Text_20_body">
      <style:text-properties officeooo:rsid="000ff712" officeooo:paragraph-rsid="000ff712"/>
    </style:style>
    <style:style style:name="P9" style:family="paragraph" style:parent-style-name="Text_20_body">
      <style:text-properties officeooo:rsid="00126250" officeooo:paragraph-rsid="00126250"/>
    </style:style>
    <style:style style:name="P10" style:family="paragraph" style:parent-style-name="Title">
      <style:text-properties officeooo:rsid="000c6cb4" officeooo:paragraph-rsid="000c6cb4"/>
    </style:style>
    <style:style style:name="P11" style:family="paragraph" style:parent-style-name="Heading_20_1">
      <style:text-properties officeooo:rsid="000c6cb4" officeooo:paragraph-rsid="000c6cb4"/>
    </style:style>
    <style:style style:name="P12" style:family="paragraph" style:parent-style-name="Heading_20_1">
      <style:text-properties officeooo:rsid="000ff712" officeooo:paragraph-rsid="000ff712"/>
    </style:style>
    <style:style style:name="P13" style:family="paragraph" style:parent-style-name="Text_20_body" style:list-style-name="L1">
      <style:text-properties officeooo:rsid="000c6cb4" officeooo:paragraph-rsid="000c6cb4"/>
    </style:style>
    <style:style style:name="P14" style:family="paragraph" style:parent-style-name="Text_20_body" style:list-style-name="L3">
      <style:text-properties officeooo:rsid="000c6cb4" officeooo:paragraph-rsid="000c6cb4"/>
    </style:style>
    <style:style style:name="P15" style:family="paragraph" style:parent-style-name="Text_20_body" style:list-style-name="L2">
      <style:text-properties officeooo:rsid="000c64d6" officeooo:paragraph-rsid="000c64d6"/>
    </style:style>
    <style:style style:name="P16" style:family="paragraph" style:parent-style-name="Text_20_body" style:list-style-name="L3">
      <style:text-properties officeooo:rsid="000c8d71" officeooo:paragraph-rsid="000c8d71"/>
    </style:style>
    <style:style style:name="P17" style:family="paragraph" style:parent-style-name="Text_20_body" style:list-style-name="L4">
      <style:text-properties officeooo:rsid="000dc146" officeooo:paragraph-rsid="000dc146"/>
    </style:style>
    <style:style style:name="P18" style:family="paragraph" style:parent-style-name="Text_20_body" style:list-style-name="L4">
      <style:text-properties officeooo:rsid="000e706c" officeooo:paragraph-rsid="000e706c"/>
    </style:style>
    <style:style style:name="P19" style:family="paragraph" style:parent-style-name="Text_20_body" style:list-style-name="L5">
      <style:text-properties officeooo:rsid="000e8e86" officeooo:paragraph-rsid="000e8e86"/>
    </style:style>
    <style:style style:name="P20" style:family="paragraph" style:parent-style-name="Text_20_body" style:list-style-name="L5">
      <style:text-properties officeooo:rsid="000ff712" officeooo:paragraph-rsid="000ff712"/>
    </style:style>
    <style:style style:name="P21" style:family="paragraph" style:parent-style-name="Text_20_body" style:list-style-name="L9">
      <style:text-properties officeooo:rsid="000ff712" officeooo:paragraph-rsid="000ff712"/>
    </style:style>
    <style:style style:name="P22" style:family="paragraph" style:parent-style-name="Text_20_body" style:list-style-name="L6">
      <style:text-properties officeooo:rsid="00126250" officeooo:paragraph-rsid="00126250"/>
    </style:style>
    <style:style style:name="P23" style:family="paragraph" style:parent-style-name="Text_20_body" style:list-style-name="L7">
      <style:text-properties officeooo:rsid="00126250" officeooo:paragraph-rsid="00126250"/>
    </style:style>
    <style:style style:name="P24" style:family="paragraph" style:parent-style-name="Text_20_body" style:list-style-name="L8">
      <style:text-properties officeooo:rsid="00126250" officeooo:paragraph-rsid="00126250"/>
    </style:style>
    <style:style style:name="P25" style:family="paragraph" style:parent-style-name="Text_20_body" style:list-style-name="L8">
      <style:text-properties officeooo:rsid="00145445" officeooo:paragraph-rsid="00145445"/>
    </style:style>
    <style:style style:name="T1" style:family="text">
      <style:text-properties officeooo:rsid="000c6cb4"/>
    </style:style>
    <style:style style:name="T2" style:family="text">
      <style:text-properties style:text-position="super 58%"/>
    </style:style>
    <style:style style:name="T3" style:family="text">
      <style:text-properties officeooo:rsid="000dc14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LOG File</text:p>
      <text:p text:style-name="Text_20_body">31<text:span text:style-name="T2">st </text:span>December 2022</text:p>
      <text:h text:style-name="P11" text:outline-level="1">Install Ubuntu</text:h>
      <text:list xml:id="list4070089421" text:style-name="L1">
        <text:list-item>
          <text:p text:style-name="P13">Parition the C drive in Windows System. </text:p>
          <text:list>
            <text:list-item>
              <text:p text:style-name="P13">Issue: Since windows C drive has data at the last part of the drive section, disk management tool wasn’t able to make the continuous segment from the end which had sufficient space.</text:p>
            </text:list-item>
            <text:list-item>
              <text:p text:style-name="P13">Use third party software to do the partition</text:p>
            </text:list-item>
          </text:list>
        </text:list-item>
        <text:list-item>
          <text:p text:style-name="P13">Install Ubuntu Jammy (22.04.01)</text:p>
        </text:list-item>
      </text:list>
      <text:p text:style-name="P2"/>
      <text:p text:style-name="P2">2<text:span text:style-name="T2">nd</text:span> January 2023</text:p>
      <text:h text:style-name="P11" text:outline-level="1">Install ROS</text:h>
      <text:list xml:id="list539769361" text:style-name="L2">
        <text:list-item>
          <text:p text:style-name="P15">ROS Neotic is not intented to work on Ubuntu Jammy. <text:span text:style-name="T1">Only ROS 2 can be used on Jammy. But e-puck2 requires ROS Neotic as the documentation is tailored for ROS 1.</text:span></text:p>
        </text:list-item>
      </text:list>
      <text:p text:style-name="P1"/>
      <text:p text:style-name="P2">3<text:span text:style-name="T2">rd</text:span> January 2023</text:p>
      <text:list xml:id="list2541649380" text:style-name="L3">
        <text:list-item>
          <text:p text:style-name="P14">Install Ubuntu Focal (20.04.05)</text:p>
          <text:list>
            <text:list-item>
              <text:p text:style-name="P16">Wrong Action: Deleted ubuntu by deleting the volume in disk management tool. The Ubuntu entry in Boot record persisted &amp; caused issue while reinstalling</text:p>
            </text:list-item>
            <text:list-item>
              <text:p text:style-name="P16">Error: OS signature present – while booting from live USB<text:line-break/>Fix: Turn off secure boot</text:p>
            </text:list-item>
          </text:list>
        </text:list-item>
        <text:list-item>
          <text:p text:style-name="P16">Run Eclipse</text:p>
          <text:list>
            <text:list-item>
              <text:p text:style-name="P16">Issue: The new volume was mounted as read only. </text:p>
              <text:list>
                <text:list-item>
                  <text:p text:style-name="P16">Fix: Re mounted as read write.</text:p>
                </text:list-item>
              </text:list>
            </text:list-item>
            <text:list-item>
              <text:p text:style-name="P16">Issue: File system doesn’t exist. </text:p>
              <text:list>
                <text:list-item>
                  <text:p text:style-name="P16">Solution: Search dropped halfway as alternate option was available</text:p>
                </text:list-item>
                <text:list-item>
                  <text:p text:style-name="P16">Alternate option: Clone the repo into the ‘Documents’ folder which is in root partition</text:p>
                </text:list-item>
              </text:list>
            </text:list-item>
          </text:list>
        </text:list-item>
        <text:list-item>
          <text:p text:style-name="P16">Install ROS <text:span text:style-name="T3">(noetic)</text:span></text:p>
        </text:list-item>
      </text:list>
      <text:p text:style-name="P3"/>
      <text:p text:style-name="P3"/>
      <text:p text:style-name="P4"><text:soft-page-break/>4<text:span text:style-name="T2">th</text:span> January 2023</text:p>
      <text:h text:style-name="Heading_20_1" text:outline-level="1">Setup ROS Node for SLAM</text:h>
      <text:list xml:id="list1992611064" text:style-name="L4">
        <text:list-item>
          <text:p text:style-name="P17">Setup the ROS Node for SLAM</text:p>
          <text:list>
            <text:list-item>
              <text:p text:style-name="P17">The documentation is for ROS kinetic. Change the package names also to account for noetic (ROS version).</text:p>
            </text:list-item>
            <text:list-item>
              <text:p text:style-name="P18">Use CPP packages with Bluetooth communication.</text:p>
            </text:list-item>
          </text:list>
        </text:list-item>
      </text:list>
      <text:p text:style-name="P5"/>
      <text:p text:style-name="P6">5<text:span text:style-name="T2">th</text:span> January 2023</text:p>
      <text:h text:style-name="P12" text:outline-level="1">Practical</text:h>
      <text:list xml:id="list4155116534" text:style-name="L5">
        <text:list-item>
          <text:p text:style-name="P19">Run and Test SLAM </text:p>
          <text:list>
            <text:list-item>
              <text:p text:style-name="P19">Setup Bluetooth communication in the e-puck2</text:p>
            </text:list-item>
            <text:list-item>
              <text:p text:style-name="P20">View the MAP and control the e-puck2 using rviz</text:p>
            </text:list-item>
          </text:list>
        </text:list-item>
      </text:list>
      <text:p text:style-name="P8"/>
      <text:p text:style-name="P9">6<text:span text:style-name="T2">th</text:span> January 2023</text:p>
      <text:list xml:id="list588125356" text:style-name="L6">
        <text:list-item>
          <text:p text:style-name="P22">Learn ROS – Documenation from wiki.ros.org</text:p>
          <text:list>
            <text:list-item>
              <text:p text:style-name="P22">Follow the tuturial</text:p>
            </text:list-item>
          </text:list>
        </text:list-item>
      </text:list>
      <text:p text:style-name="P9"/>
      <text:p text:style-name="P9">9<text:span text:style-name="T2">th</text:span> January 2023</text:p>
      <text:list xml:id="list4179126580" text:style-name="L7">
        <text:list-item>
          <text:p text:style-name="P23">Learn ROS – Documentation from wiki.ros.org</text:p>
          <text:list>
            <text:list-item>
              <text:p text:style-name="P23">Follow the tuturial</text:p>
            </text:list-item>
          </text:list>
        </text:list-item>
        <text:list-item>
          <text:p text:style-name="P23">Create a ROS node to control the e-puck2 </text:p>
          <text:list>
            <text:list-item>
              <text:p text:style-name="P23">Move the robot in circles</text:p>
            </text:list-item>
          </text:list>
        </text:list-item>
      </text:list>
      <text:p text:style-name="P9"/>
      <text:p text:style-name="P9">10<text:span text:style-name="T2">th</text:span> January 2023</text:p>
      <text:list xml:id="list3728197240" text:style-name="L8">
        <text:list-item>
          <text:p text:style-name="P24">Autonomous navigation</text:p>
          <text:list>
            <text:list-item>
              <text:p text:style-name="P24">Navigate the robot by using the sensor data</text:p>
            </text:list-item>
            <text:list-item>
              <text:p text:style-name="P25">Iteration 1:</text:p>
              <text:list>
                <text:list-item>
                  <text:p text:style-name="P25">move forward</text:p>
                </text:list-item>
                <text:list-item>
                  <text:p text:style-name="P25">detect obstacle</text:p>
                </text:list-item>
                <text:list-item>
                  <text:p text:style-name="P25">stop</text:p>
                </text:list-item>
              </text:list>
            </text:list-item>
          </text:list>
        </text:list-item>
        <text:list-item>
          <text:p text:style-name="P25"><text:soft-page-break/>Try with the python driver for e-puck2. (Motivation – to check the quality of laser scan , contrasting to the cpp driver)</text:p>
          <text:list>
            <text:list-item>
              <text:p text:style-name="P25">ERROR: no file or package ‘user/bin python’</text:p>
              <text:list>
                <text:list-item>
                  <text:p text:style-name="P25">Fix: changed python to python3</text:p>
                  <text:list>
                    <text:list-item>
                      <text:p text:style-name="P25">Multiple errors arised because the code was written for python 2.6. </text:p>
                    </text:list-item>
                    <text:list-item>
                      <text:p text:style-name="P25">Fixed all the syntax and Image library errors.</text:p>
                    </text:list-item>
                    <text:list-item>
                      <text:p text:style-name="P25">But stuck with error in bluetooth communication. (But the communication was working initially when the other errors were breaking the code. Was able to teleop the bot even after changing to python3. Reverting 2 steps back also didn’t eliminate the issue)</text:p>
                    </text:list-item>
                  </text:list>
                </text:list-item>
              </text:list>
            </text:list-item>
            <text:list-item>
              <text:p text:style-name="P25">=&gt; Thus keeping the dev on python driver on hold<text:tab/></text:p>
            </text:list-item>
          </text:list>
        </text:list-item>
      </text:list>
      <text:p text:style-name="P6"/>
      <text:p text:style-name="P7">NEXT:</text:p>
      <text:list xml:id="list161900607910578" text:continue-list="list4155116534" text:style-name="L5">
        <text:list-item>
          <text:p text:style-name="P19">Understand the operation</text:p>
        </text:list-item>
        <text:list-item>
          <text:p text:style-name="P19">Learn ROS</text:p>
        </text:list-item>
        <text:list-item>
          <text:p text:style-name="P19">Learn SLAM</text:p>
        </text:list-item>
        <text:list-item>
          <text:p text:style-name="P19">Document the process</text:p>
        </text:list-item>
      </text:list>
      <text:p text:style-name="P6"/>
      <text:list xml:id="list161901137311271" text:continue-numbering="true" text:style-name="L5">
        <text:list-item>
          <text:p text:style-name="P19">IMU Controlled movement</text:p>
        </text:list-item>
      </text:list>
      <text:p text:style-name="P6"/>
      <text:list xml:id="list161900293316083" text:continue-numbering="true" text:style-name="L5">
        <text:list-item>
          <text:p text:style-name="P19">PID</text:p>
        </text:list-item>
      </text:list>
      <text:p text:style-name="P6"/>
      <text:p text:style-name="P6"/>
      <text:p text:style-name="P6"/>
      <text:p text:style-name="P6"/>
      <text:h text:style-name="P12" text:outline-level="1">Further Explore</text:h>
      <text:list xml:id="list410667161" text:style-name="L9">
        <text:list-item>
          <text:p text:style-name="P21">ROS on Docker</text:p>
        </text:list-item>
        <text:list-item>
          <text:p text:style-name="P21"/>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03T01:28:49.414044136</meta:creation-date>
    <dc:date>2023-01-10T16:19:00.003711515</dc:date>
    <meta:editing-duration>PT2H23M18S</meta:editing-duration>
    <meta:editing-cycles>7</meta:editing-cycles>
    <meta:generator>LibreOffice/6.4.7.2$Linux_X86_64 LibreOffice_project/40$Build-2</meta:generator>
    <meta:document-statistic meta:table-count="0" meta:image-count="0" meta:object-count="0" meta:page-count="3" meta:paragraph-count="63" meta:word-count="473" meta:character-count="2577" meta:non-whitespace-character-count="2203"/>
  </office:meta>
</office:document-meta>
</file>